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draw:auto-grow-height="true" fo:min-height="13.859cm"/>
    </style:style>
    <style:style style:name="P1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Courier New'" style:font-family-generic="modern" style:font-pitch="variable" fo:font-size="26pt" style:font-size-asian="26pt" style:font-size-complex="26pt"/>
    </style:style>
    <style:style style:name="T4" style:family="text">
      <style:text-properties fo:font-family="'Courier New'" style:font-family-generic="modern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6.31cm" svg:x="1.471cm" svg:y="4.718cm" presentation:class="title" presentation:user-transformed="true">
          <draw:text-box>
            <text:p>Shared memory and Atomics<text:line-break/>(proposal)<text:line-break/><text:line-break/><text:span text:style-name="T1">ECMA TC39 September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4" draw:layer="layout" svg:width="25.199cm" svg:height="13.859cm" svg:x="1.4cm" svg:y="4.914cm" presentation:class="subtitle" presentation:user-transformed="true">
          <draw:text-box>
            <text:p text:style-name="P1"><text:span text:style-name="T2">asm.js</text:span></text:p>
            <text:list text:style-name="L2">
              <text:list-item>
                <text:p text:style-name="P1">pthreads in translated C/C++ code</text:p>
              </text:list-item>
              <text:list-item>
                <text:p text:style-name="P1">Support for safe threaded languages</text:p>
              </text:list-item>
            </text:list>
            <text:p text:style-name="P1"/>
            <text:p text:style-name="P1"/>
            <text:p text:style-name="P1"><text:span text:style-name="T2">“</text:span><text:span text:style-name="T2">Plain” JS</text:span></text:p>
            <text:list text:continue-numbering="true" text:style-name="L2">
              <text:list-item>
                <text:p text:style-name="P1">Shared state and multicore computation</text:p>
              </text:list-item>
              <text:list-item>
                <text:p text:style-name="P1">Fast, synchronous message passing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romis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Use cases conflict:</text:p>
            <text:list text:style-name="L3">
              <text:list-item>
                <text:p>asm.js has flat memory, no GC, strong types</text:p>
              </text:list-item>
              <text:list-item>
                <text:p>“Plain” JS is object-based, GCd, weak types</text:p>
              </text:list-item>
            </text:list>
            <text:p/>
            <text:p>A compromise solution must serve both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4" draw:text-style-name="P1" draw:layer="layout" svg:width="25.199cm" svg:height="17.041cm" svg:x="1.4cm" svg:y="5.018cm" presentation:class="subtitle" presentation:user-transformed="true">
          <draw:text-box>
            <text:p text:style-name="P1"><text:span text:style-name="T2">Low-level facilities</text:span></text:p>
            <text:list text:style-name="L2">
              <text:list-item>
                <text:p text:style-name="P1">SharedArrayBuffer + TypedArray</text:p>
              </text:list-item>
              <text:list-item>
                <text:p text:style-name="P1">Atomic operations</text:p>
              </text:list-item>
              <text:list-item>
                <text:p text:style-name="P1">Concurrent agents</text:p>
              </text:list-item>
              <text:list-item>
                <text:p text:style-name="P1">Agent sleep/wakeup operations</text:p>
              </text:list-item>
            </text:list>
            <text:p text:style-name="P1"/>
            <text:p text:style-name="P1"/>
            <text:p text:style-name="P1"><text:span text:style-name="T2">Build higher level facilities</text:span></text:p>
            <text:list text:continue-numbering="true" text:style-name="L2">
              <text:list-item>
                <text:p text:style-name="P1">Locks, barriers, synchronic objects</text:p>
              </text:list-item>
              <text:list-item>
                <text:p text:style-name="P1">Communication channels</text:p>
              </text:list-item>
              <text:list-item>
                <text:p text:style-name="P1">Parallel computation abstractions</text:p>
              </text:list-item>
            </text:list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ed memory</text:p>
          </draw:text-box>
        </draw:frame>
        <draw:frame presentation:style-name="pr6" draw:layer="layout" svg:width="25.199cm" svg:height="14.88cm" svg:x="1.4cm" svg:y="4.914cm" presentation:class="outline" presentation:user-transformed="true">
          <draw:text-box>
            <text:p>A new data type:</text:p>
            <text:p><text:s text:c="4"/><text:span text:style-name="T3">var sab = new </text:span><text:span text:style-name="T4">SharedArrayBuffer</text:span><text:span text:style-name="T3">(size)</text:span></text:p>
            <text:p><text:span text:style-name="T5"/></text:p>
            <text:p><text:span text:style-name="T5">Like ArrayBuffer but:</text:span></text:p>
            <text:list text:style-name="L3">
              <text:list-item>
                <text:p><text:span text:style-name="T5">cannot be neutered</text:span></text:p>
              </text:list-item>
              <text:list-item>
                <text:p><text:span text:style-name="T5">memory becomes shared when it is transfered to another agent</text:span></text:p>
              </text:list-item>
              <text:list-item>
                <text:p><text:span text:style-name="T5">implementations must GC these across agents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s on shared memory</text:p>
          </draw:text-box>
        </draw:frame>
        <draw:frame presentation:style-name="pr7" draw:layer="layout" svg:width="25.199cm" svg:height="14.646cm" svg:x="1.4cm" svg:y="4.914cm" presentation:class="outline">
          <draw:text-box>
            <text:p>Existing TypedArrays can be applied to SAB:</text:p>
            <text:p><text:span text:style-name="T3"><text:s text:c="4"/></text:span><text:span text:style-name="T3">var sab = new </text:span><text:span text:style-name="T4">SharedArrayBuffer</text:span><text:span text:style-name="T3">(size)</text:span></text:p>
            <text:p><text:span text:style-name="T3"><text:s text:c="4"/></text:span><text:span text:style-name="T3">var ia = new </text:span><text:span text:style-name="T4">Int32Array</text:span><text:span text:style-name="T3">(sab)</text:span></text:p>
            <text:p><text:span text:style-name="T3"><text:s text:c="4"/></text:span><text:span text:style-name="T3">var fa = new </text:span><text:span text:style-name="T4">Float64Array</text:span><text:span text:style-name="T3">(sab, 8, 10)</text:span></text:p>
            <text:p/>
            <text:p>Complicates TA spec a little</text:p>
            <text:p>Memory access through views is <text:span text:style-name="T6">racy</text:span>, but <text:span text:style-name="T6">safe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Suite of atomic operations on integer TypedArray</text:p>
            <text:p><text:span text:style-name="T3"><text:s text:c="4"/></text:span><text:span text:style-name="T3">Atomics.load(ia, n)</text:span></text:p>
            <text:p><text:span text:style-name="T3"><text:s text:c="4"/></text:span><text:span text:style-name="T3">Atomics.store(ia, n, value)</text:span></text:p>
            <text:p><text:span text:style-name="T3"><text:s text:c="4"/></text:span><text:span text:style-name="T3">Atomics.compareExchange(ia, n, expectVal,</text:span></text:p>
            <text:p><text:span text:style-name="T3"><text:s text:c="28"/></text:span><text:span text:style-name="T3">replaceVal)</text:span></text:p>
            <text:p><text:span text:style-name="T3"><text:s text:c="4"/></text:span><text:span text:style-name="T3">Atomics.exchange(ia, n, value)</text:span></text:p>
            <text:p><text:span text:style-name="T3"><text:s text:c="4"/></text:span><text:span text:style-name="T3">Atomics.add(ia, n, value)</text:span></text:p>
            <text:p><text:span text:style-name="T3"><text:s text:c="4"/></text:span><text:span text:style-name="T3">...</text:span></text:p>
            <text:p>(All are sequentially consistent; details later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read sleep and wakeup</text:p>
          </draw:text-box>
        </draw:frame>
        <draw:frame presentation:style-name="pr6" draw:layer="layout" svg:width="25.199cm" svg:height="13.859cm" svg:x="1.4cm" svg:y="4.914cm" presentation:class="outline">
          <draw:text-box>
            <text:p>Modeled on Linux “futex” (fast user-space mutex)</text:p>
            <text:p/>
            <text:p><text:span text:style-name="T3">Atomics.futexWait(i32a, loc, expect, timeout)</text:span></text:p>
            <text:p><text:span text:style-name="T3">Atomics.futexWake(i32a, loc, count)</text:span></text:p>
            <text:p/>
            <text:p>Minimal assumptions, very flexible</text:p>
            <text:p>Fairly hard to use effectively</text:p>
            <text:p>Different use cases will wrap them differentl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t model</text:p>
          </draw:text-box>
        </draw:frame>
        <draw:frame presentation:style-name="pr6" draw:layer="layout" svg:width="25.199cm" svg:height="17.82cm" svg:x="1.4cm" svg:y="4.914cm" presentation:class="outline" presentation:user-transformed="true">
          <draw:text-box>
            <text:p>Need a model for concurrency in ECMAScript</text:p>
            <text:p/>
            <text:p>Define concurrency in terms of <text:span text:style-name="T6">agents</text:span></text:p>
            <text:p><text:span text:style-name="T7">Define agents in terms of </text:span><text:span text:style-name="T6">ES6 jobs</text:span><text:span text:style-name="T7"> and </text:span><text:span text:style-name="T6">execution environments</text:span></text:p>
            <text:p><text:span text:style-name="T7">Give jobs a </text:span><text:span text:style-name="T6">forward progress guarantee</text:span></text:p>
            <text:p><text:span text:style-name="T7"/></text:p>
            <text:p><text:span text:style-name="T7">The means of sharing a SAB among agents is mapping-specific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t mapping</text:p>
          </draw:text-box>
        </draw:frame>
        <draw:frame presentation:style-name="pr7" draw:layer="layout" svg:width="25.199cm" svg:height="13.859cm" svg:x="1.4cm" svg:y="4.914cm" presentation:class="outline">
          <draw:text-box>
            <text:p><text:span text:style-name="T7">In a browser, an agent could be a web worker</text:span></text:p>
            <text:list text:style-name="L3">
              <text:list-item>
                <text:p><text:span text:style-name="T7">SAB sharing is by postMessage</text:span></text:p>
              </text:list-item>
              <text:list-item>
                <text:p><text:span text:style-name="T7">Web worker semantics need work...</text:span></text:p>
              </text:list-item>
            </text:list>
            <text:p><text:span text:style-name="T7"/></text:p>
            <text:p><text:span text:style-name="T7">In a non-browser setting (SpiderMonkey shell)</text:span></text:p>
            <text:list text:continue-numbering="true" text:style-name="L3">
              <text:list-item>
                <text:p><text:span text:style-name="T7">concurrent thread, separate global environment</text:span></text:p>
              </text:list-item>
              <text:list-item>
                <text:p><text:span text:style-name="T7">mailbox mechanism for sharing mem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1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Careful programs are predictable:</text:p>
            <text:p/>
            <text:p>There is no data race if conflicting accesses are:</text:p>
            <text:list text:style-name="L3">
              <text:list-item>
                <text:p>to the same address ranges, and</text:p>
              </text:list-item>
              <text:list-item>
                <text:p>all reads, or all atomic</text:p>
              </text:list-item>
            </text:list>
            <text:p/>
            <text:p>Atomics are sequentially consistent, so data race free programs are sequentially consist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2)</text:p>
          </draw:text-box>
        </draw:frame>
        <draw:frame presentation:style-name="pr6" draw:layer="layout" svg:width="25.199cm" svg:height="13.859cm" svg:x="1.4cm" svg:y="4.914cm" presentation:class="outline">
          <draw:text-box>
            <text:p>Races are <text:span text:style-name="T6">safe</text:span><text:span text:style-name="T7">: Programs don't blow up.</text:span></text:p>
            <text:p><text:span text:style-name="T7"/></text:p>
            <text:p><text:span text:style-name="T7">But races are </text:span><text:span text:style-name="T6">unpredictable</text:span><text:span text:style-name="T7">: A race may read garbage, or write garbage.</text:span></text:p>
            <text:p><text:span text:style-name="T7"/></text:p>
            <text:p><text:span text:style-name="T7">The memory affected by the race is (currently) the union of the address ranges in the racing accesses (that may be too tigh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3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ecifying a memory model so that it is useful for optimizers, valid on various hardware, and usable by humans is a black art</text:p>
              </text:list-item>
              <text:list-item>
                <text:p>Aliased arrays and cells that are not exclusively atomic makes it harder</text:p>
              </text:list-item>
              <text:list-item>
                <text:p>C11 and C++11 have the same issue and are possibly not quite sound (new research)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issu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 “relaxed” atomics – we probably want them but they are complicated</text:p>
              </text:list-item>
              <text:list-item>
                <text:p>No “acquire-release” atomics – ditto, though weaker use case</text:p>
              </text:list-item>
              <text:list-item>
                <text:p>Shared memory can be used to implement high-precision timers (you just count), which can be used to simplify cache sniffing attacks</text:p>
              </text:list-item>
              <text:list-item>
                <text:p>Misc minor issues, see github re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9T11:59:57</meta:creation-date>
    <meta:editing-duration>PT5H53M48S</meta:editing-duration>
    <meta:editing-cycles>13</meta:editing-cycles>
    <dc:date>2015-09-09T17:53:36</dc:date>
    <meta:generator>OpenOffice/4.1.1$Unix OpenOffice.org_project/411m6$Build-9775</meta:generator>
    <meta:document-statistic meta:object-count="76"/>
  </office:meta>
</office:document-meta>
</file>